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527" officeooo:paragraph-rsid="0005f5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olution NN</text:p>
      <text:p text:style-name="P1"/>
      <text:p text:style-name="P1">High Dimenstionality Alert! Too many parameters! </text:p>
      <text:p text:style-name="P1">Define a 3*3 filter/kernel To have some sort of edge detection.</text:p>
      <text:p text:style-name="P1">The filters are predifined or randomized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3:32:13.903052112</meta:creation-date>
    <dc:date>2024-02-15T13:36:39.235577513</dc:date>
    <meta:editing-duration>PT4M25S</meta:editing-duration>
    <meta:editing-cycles>1</meta:editing-cycles>
    <meta:document-statistic meta:table-count="0" meta:image-count="0" meta:object-count="0" meta:page-count="1" meta:paragraph-count="4" meta:word-count="25" meta:character-count="168" meta:non-whitespace-character-count="145"/>
    <meta:generator>LibreOffice/7.6.4.1$Linux_X86_64 LibreOffice_project/60$Build-1</meta:generator>
  </office:meta>
</office:document-meta>
</file>